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liance/WEB-INF/classes/com/finlogic/eai/hrms/ws/consumer/HRWebService.xml</text:p>
      <text:p text:style-name="P1"/>
      <text:p text:style-name="P1">&lt;?xml version="1.0" encoding="UTF-8"?&gt; </text:p>
      <text:p text:style-name="P1">&lt;beans xmlns="http://www.springframework.org/schema/beans" </text:p>
      <text:p text:style-name="P1"><text:s text:c="7"/>xmlns:xsi="http://www.w3.org/2001/XMLSchema-instance" </text:p>
      <text:p text:style-name="P1"><text:s text:c="7"/>xmlns:context="http://www.springframework.org/schema/context" </text:p>
      <text:p text:style-name="P1"><text:s text:c="7"/>xmlns:p="http://www.springframework.org/schema/p" </text:p>
      <text:p text:style-name="P1"><text:s text:c="7"/>xmlns:aop="http://www.springframework.org/schema/aop" </text:p>
      <text:p text:style-name="P1"><text:s text:c="7"/>xmlns:tx="http://www.springframework.org/schema/tx" </text:p>
      <text:p text:style-name="P1"><text:s text:c="7"/>xsi:schemaLocation="http://www.springframework.org/schema/beans </text:p>
      <text:p text:style-name="P1"><text:s text:c="7"/>http://www.springframework.org/schema/beans/spring-beans-2.5.xsd </text:p>
      <text:p text:style-name="P1"><text:s text:c="7"/>http://www.springframework.org/schema/context </text:p>
      <text:p text:style-name="P1"><text:s text:c="7"/>http://www.springframework.org/schema/context/spring-context-2.5.xsd </text:p>
      <text:p text:style-name="P1"><text:s text:c="7"/>http://www.springframework.org/schema/aop </text:p>
      <text:p text:style-name="P1"><text:s text:c="7"/>http://www.springframework.org/schema/aop/spring-aop-2.5.xsd </text:p>
      <text:p text:style-name="P1"><text:s text:c="7"/>http://www.springframework.org/schema/tx </text:p>
      <text:p text:style-name="P1"><text:s text:c="7"/>http://www.springframework.org/schema/tx/spring-tx-2.5.xsd"&gt; </text:p>
      <text:p text:style-name="P1"/>
      <text:p text:style-name="P1"><text:s text:c="15"/>&lt;!-- ws start --&gt; </text:p>
      <text:p text:style-name="P1"/>
      <text:p text:style-name="P1"/>
      <text:p text:style-name="P1"><text:s text:c="4"/>&lt;!-- Configure CXF to use Aegis data binding instead of JAXB --&gt; </text:p>
      <text:p text:style-name="P1"><text:s text:c="4"/>&lt;bean id="aegisBean" class="org.apache.cxf.aegis.databinding.AegisDatabinding" scope="prototype"/&gt; </text:p>
      <text:p text:style-name="P1"><text:s text:c="4"/>&lt;bean id="jaxwsAndAegisServiceFactory" </text:p>
      <text:p text:style-name="P1"><text:s text:c="10"/>class="org.apache.cxf.jaxws.support.JaxWsServiceFactoryBean" </text:p>
      <text:p text:style-name="P1"><text:s text:c="10"/>scope="prototype"&gt; </text:p>
      <text:p text:style-name="P1"><text:s text:c="8"/>&lt;property name="dataBinding" ref="aegisBean"/&gt; </text:p>
      <text:p text:style-name="P1"><text:s text:c="8"/>&lt;property name="serviceConfigurations"&gt; </text:p>
      <text:p text:style-name="P1"><text:s text:c="12"/>&lt;list&gt; </text:p>
      <text:p text:style-name="P1"><text:s text:c="16"/>&lt;bean class="org.apache.cxf.jaxws.support.JaxWsServiceConfiguration"/&gt; </text:p>
      <text:p text:style-name="P1"><text:s text:c="16"/>&lt;bean class="org.apache.cxf.aegis.databinding.AegisServiceConfiguration"/&gt; </text:p>
      <text:p text:style-name="P1"><text:s text:c="16"/>&lt;bean class="org.apache.cxf.service.factory.DefaultServiceConfiguration"/&gt; </text:p>
      <text:p text:style-name="P1"><text:s text:c="12"/>&lt;/list&gt; </text:p>
      <text:p text:style-name="P1"><text:s text:c="8"/>&lt;/property&gt; </text:p>
      <text:p text:style-name="P1"><text:s text:c="4"/>&lt;/bean&gt; </text:p>
      <text:p text:style-name="P1"/>
      <text:p text:style-name="P1"><text:s text:c="4"/>&lt;!-- Factory to create the dynamic proxy --&gt; </text:p>
      <text:p text:style-name="P1"><text:s text:c="4"/>&lt;bean id="hrFactory" class="org.apache.cxf.jaxws.JaxWsProxyFactoryBean"&gt; </text:p>
      <text:p text:style-name="P1"><text:s text:c="8"/>&lt;property name="serviceClass" value="com.finlogic.eai.hrms.webservice.HRWebService"/&gt; </text:p>
      <text:p text:style-name="P1"><text:s text:c="8"/>&lt;property name="address" value="http://njtest/hr/ws/HRWS"/&gt; </text:p>
      <text:p text:style-name="P1"><text:s text:c="8"/>&lt;property name="serviceFactory" ref="jaxwsAndAegisServiceFactory"/&gt; </text:p>
      <text:p text:style-name="P1"><text:s text:c="8"/>&lt;!-- <text:s text:c="7"/>&lt;property name="inInterceptors"&gt; </text:p>
      <text:p text:style-name="P1"><text:s text:c="12"/>&lt;list&gt; </text:p>
      <text:p text:style-name="P1"><text:s text:c="16"/>&lt;ref bean="logIn" /&gt; </text:p>
      <text:p text:style-name="P1"><text:s text:c="12"/>&lt;/list&gt; </text:p>
      <text:p text:style-name="P1"><text:s text:c="8"/>&lt;/property&gt; </text:p>
      <text:p text:style-name="P1"><text:s text:c="8"/>&lt;property name="outInterceptors"&gt; </text:p>
      <text:p text:style-name="P1"><text:soft-page-break/><text:s text:c="12"/>&lt;list&gt; </text:p>
      <text:p text:style-name="P1"><text:s text:c="16"/>&lt;ref bean="logOut" /&gt; </text:p>
      <text:p text:style-name="P1"><text:s text:c="16"/>&lt;ref bean="saajOut" /&gt; </text:p>
      <text:p text:style-name="P1"><text:s text:c="16"/>&lt;ref bean="wss4jOut" /&gt; </text:p>
      <text:p text:style-name="P1"><text:s text:c="12"/>&lt;/list&gt; </text:p>
      <text:p text:style-name="P1"><text:s text:c="8"/>&lt;/property&gt; --&gt; </text:p>
      <text:p text:style-name="P1"><text:s text:c="4"/>&lt;/bean&gt; </text:p>
      <text:p text:style-name="P1"/>
      <text:p text:style-name="P1"><text:s text:c="4"/>&lt;bean id="logIn" class="org.apache.cxf.interceptor.LoggingInInterceptor" /&gt; </text:p>
      <text:p text:style-name="P1"><text:s text:c="4"/>&lt;bean id="logOut" class="org.apache.cxf.interceptor.LoggingOutInterceptor" /&gt; </text:p>
      <text:p text:style-name="P1"><text:s text:c="4"/>&lt;bean id="saajOut" class="org.apache.cxf.binding.soap.saaj.SAAJOutInterceptor" /&gt; </text:p>
      <text:p text:style-name="P1"><text:s text:c="4"/>&lt;bean id="wss4jOut" class="org.apache.cxf.ws.security.wss4j.WSS4JOutInterceptor"&gt; </text:p>
      <text:p text:style-name="P1"><text:s text:c="8"/>&lt;constructor-arg&gt; </text:p>
      <text:p text:style-name="P1"><text:s text:c="12"/>&lt;map&gt; </text:p>
      <text:p text:style-name="P1"><text:s text:c="16"/>&lt;entry key="action" value="UsernameToken" /&gt; </text:p>
      <text:p text:style-name="P1"><text:s text:c="16"/>&lt;entry key="user" value="NJFD" /&gt; </text:p>
      <text:p text:style-name="P1"><text:s text:c="16"/>&lt;entry key="passwordType" value="PasswordText" /&gt; </text:p>
      <text:p text:style-name="P1"><text:s text:c="16"/>&lt;entry key="passwordCallbackClass" value="webservice.authentication.client.ClientPasswordCallback" /&gt; </text:p>
      <text:p text:style-name="P1"><text:s text:c="12"/>&lt;/map&gt; </text:p>
      <text:p text:style-name="P1"><text:s text:c="8"/>&lt;/constructor-arg&gt; </text:p>
      <text:p text:style-name="P1"><text:s text:c="4"/>&lt;/bean&gt; </text:p>
      <text:p text:style-name="P1"><text:s text:c="4"/>&lt;!-- Web service dynamic proxy --&gt; </text:p>
      <text:p text:style-name="P1"><text:s text:c="4"/>&lt;bean id="hrService" </text:p>
      <text:p text:style-name="P1"><text:s text:c="10"/>class="com.finlogic.eai.hrms.webservice.HRWebService" </text:p>
      <text:p text:style-name="P1"><text:s text:c="10"/>factory-bean="hrFactory" </text:p>
      <text:p text:style-name="P1"><text:s text:c="10"/>factory-method="create"/&gt; </text:p>
      <text:p text:style-name="P1"/>
      <text:p text:style-name="P1"/>
      <text:p text:style-name="P1"><text:s text:c="4"/>&lt;!-- ws end --&gt; </text:p>
      <text:p text:style-name="P1"/>
      <text:p text:style-name="P1"/>
      <text:p text:style-name="P1"/>
      <text:p text:style-name="P1">&lt;/beans&gt;</text:p>
      <text:p text:style-name="P1"/>
      <text:p text:style-name="P1"/>
      <text:p text:style-name="P2"/>
      <text:p text:style-name="P6">Compliance/WEB-INF/classes/com/finlogic/eai/hrms/ws/consumer/HRWebServiceConsumer .java</text:p>
      <text:p text:style-name="P5"/>
      <text:p text:style-name="P5"/>
      <text:p text:style-name="P5">/* </text:p>
      <text:p text:style-name="P5"><text:s/>* To change this template, choose Tools | Templates </text:p>
      <text:p text:style-name="P5"><text:s/>* and open the template in the editor. </text:p>
      <text:p text:style-name="P5"><text:s/>*/ </text:p>
      <text:p text:style-name="P5"><text:s text:c="3"/></text:p>
      <text:p text:style-name="P5">import java.util.HashMap; </text:p>
      <text:p text:style-name="P5">import java.util.List; </text:p>
      <text:p text:style-name="P5">import org.springframework.context.ApplicationContext; </text:p>
      <text:p text:style-name="P5">import org.springframework.context.support.ClassPathXmlApplicationContext; </text:p>
      <text:p text:style-name="P5">public class HRWebServiceConsumer </text:p>
      <text:p text:style-name="P5">{ </text:p>
      <text:p text:style-name="P5"/>
      <text:p text:style-name="P5"><text:s text:c="8"/>// Read the configuration file </text:p>
      <text:p text:style-name="P5"><text:s text:c="8"/>private static ApplicationContext ctx = null; </text:p>
      <text:p text:style-name="P5"/>
      <text:p text:style-name="P5"><text:s text:c="8"/>//Instantiate an object </text:p>
      <text:p text:style-name="P5"><text:s text:c="8"/>private static HRWebService hrWebService =null; </text:p>
      <text:p text:style-name="P5"/>
      <text:p text:style-name="P5"><text:s text:c="8"/>static</text:p>
      <text:p text:style-name="P5"><text:s text:c="8"/>{</text:p>
      <text:p text:style-name="P5"><text:tab/>ctx = new ClassPathXmlApplicationContext("HRWebService.xml",HRWebServiceConsumer.class); </text:p>
      <text:p text:style-name="P5"><text:tab/>hrWebService =(HRWebService) ctx.getBean("hrService"); </text:p>
      <text:p text:style-name="P5"><text:s text:c="8"/>}</text:p>
      <text:p text:style-name="P5"/>
      <text:p text:style-name="P5"/>
      <text:p text:style-name="P5"><text:s text:c="4"/>public List&lt;HashMap&gt; getCompanyList() </text:p>
      <text:p text:style-name="P5"><text:s text:c="4"/>{ </text:p>
      <text:p text:style-name="P5"/>
      <text:p text:style-name="P5"><text:s text:c="8"/>// Execute the public </text:p>
      <text:p text:style-name="P5"><text:s text:c="8"/>// method of the bean </text:p>
      <text:p text:style-name="P5"><text:s text:c="8"/>return hrWebService.getCompanyList(); </text:p>
      <text:p text:style-name="P5"><text:s text:c="4"/>} </text:p>
      <text:p text:style-name="P5"/>
      <text:p text:style-name="P5"><text:s text:c="4"/>public List&lt;HashMap&gt; getFunctionList(int Level,String []function) </text:p>
      <text:p text:style-name="P5"><text:s text:c="4"/>{ </text:p>
      <text:p text:style-name="P5"><text:s text:c="8"/>// Execute the public </text:p>
      <text:p text:style-name="P5"><text:s text:c="8"/>// method of the bean </text:p>
      <text:p text:style-name="P5"><text:s text:c="8"/>return hrWebService.getFunctionList(Level, function); </text:p>
      <text:p text:style-name="P5"><text:s text:c="4"/>} 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0:35:04</meta:creation-date>
    <dc:date>2011-04-11T16:44:55</dc:date>
    <meta:editing-duration>PT02H14M15S</meta:editing-duration>
    <meta:editing-cycles>38</meta:editing-cycles>
    <meta:generator>OpenOffice.org/3.1$Linux OpenOffice.org_project/310m19$Build-9420</meta:generator>
    <meta:document-statistic meta:table-count="0" meta:image-count="0" meta:object-count="0" meta:page-count="3" meta:paragraph-count="103" meta:word-count="259" meta:character-count="4612"/>
  </office:meta>
</office:document-meta>
</file>